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1"/>
      <text:p text:style-name="P2">import java.util.*;</text:p>
      <text:p text:style-name="P2">public class string_tokenizer{</text:p>
      <text:p text:style-name="P2"><text:s text:c="4"/>public static void main(String args[]){</text:p>
      <text:p text:style-name="P2"><text:s text:c="8"/>System.out.println("Enter the line of integer : ");</text:p>
      <text:p text:style-name="P2"><text:s text:c="8"/>Scanner sc=new Scanner(System.in);</text:p>
      <text:p text:style-name="P2"><text:s text:c="8"/>String s=sc.nextLine();</text:p>
      <text:p text:style-name="P2"><text:s text:c="8"/>StringTokenizer st=new StringTokenizer(s);</text:p>
      <text:p text:style-name="P2"><text:s text:c="8"/>int num,sum=0;</text:p>
      <text:p text:style-name="P2"><text:s text:c="8"/>System.out.println("Digits : ");</text:p>
      <text:p text:style-name="P2"><text:s text:c="8"/>while(st.hasMoreTokens()){</text:p>
      <text:p text:style-name="P2"><text:s text:c="12"/>num=Integer.parseInt(st.nextToken());</text:p>
      <text:p text:style-name="P2"><text:s text:c="12"/>System.out.println(num);</text:p>
      <text:p text:style-name="P2"><text:s text:c="12"/>sum+=num;</text:p>
      <text:p text:style-name="P2"><text:s text:c="8"/>}</text:p>
      <text:p text:style-name="P2"><text:s text:c="8"/>System.out.println("Sum : "+sum);</text:p>
      <text:p text:style-name="P2"><text:s text:c="4"/>}</text:p>
      <text:p text:style-name="P2">}</text:p>
      <text:p text:style-name="P2"/>
      <text:p text:style-name="P1">OUTPUT:</text:p>
      <text:p text:style-name="P1"/>
      <text:p text:style-name="P3">Enter the line of integer : </text:p>
      <text:p text:style-name="P3">10 20 30</text:p>
      <text:p text:style-name="P3">Digits : </text:p>
      <text:p text:style-name="P3">10</text:p>
      <text:p text:style-name="P3">20</text:p>
      <text:p text:style-name="P3">30</text:p>
      <text:p text:style-name="P3">Sum : 6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2-22T19:11:10.309000000</dc:date>
    <meta:editing-duration>PT30M1S</meta:editing-duration>
    <meta:editing-cycles>10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26" meta:word-count="59" meta:character-count="606" meta:non-whitespace-character-count="455"/>
  </office:meta>
</office:document-meta>
</file>